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ui-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3auzvj01crmfxs3jgw6W5xVxu267af0Luny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1:07:29.512998254</meta:creation-date>
    <dc:date>2025-05-02T17:40:10.442894391</dc:date>
    <meta:editing-duration>PT2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